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600000390993C49B38E0530FC.png" manifest:media-type="image/png"/>
  <manifest:file-entry manifest:full-path="Pictures/100002010000069A000001E78E739A60EBF1DE95.png" manifest:media-type="image/png"/>
  <manifest:file-entry manifest:full-path="Pictures/100002010000033900000371AA19192394301FE3.png" manifest:media-type="image/png"/>
  <manifest:file-entry manifest:full-path="Pictures/10000201000007480000034B02AE4F1D69A1104E.png" manifest:media-type="image/png"/>
  <manifest:file-entry manifest:full-path="Pictures/100002010000040B0000011D8D58D00A95067E8E.png" manifest:media-type="image/png"/>
  <manifest:file-entry manifest:full-path="Pictures/10000201000006CE000003527734C4D4ECB23E70.png" manifest:media-type="image/png"/>
  <manifest:file-entry manifest:full-path="Pictures/100002010000077D0000038AE14E6EB392EC5241.png" manifest:media-type="image/png"/>
  <manifest:file-entry manifest:full-path="Pictures/100002010000075C000003DF2C3ED55CECDEDEFC.png" manifest:media-type="image/png"/>
  <manifest:file-entry manifest:full-path="Pictures/100002010000076C000003514B1A995AF9BDCF75.png" manifest:media-type="image/png"/>
  <manifest:file-entry manifest:full-path="Pictures/10000201000004DA00000338C1848207E07909B4.png" manifest:media-type="image/png"/>
  <manifest:file-entry manifest:full-path="Pictures/100002010000074C000002972A9182B4C0DAC02C.png" manifest:media-type="image/png"/>
  <manifest:file-entry manifest:full-path="Pictures/1000020100000624000001A7860A7A320085E2A0.png" manifest:media-type="image/png"/>
  <manifest:file-entry manifest:full-path="Pictures/100002010000066C0000034D1803BEAF95AD3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bdb2" officeooo:paragraph-rsid="0013bd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 : recup d’une carte jira</text:p>
      <text:p text:style-name="P1"><draw:frame draw:style-name="fr1" draw:name="Image1" text:anchor-type="char" svg:x="0.0563in" svg:y="0.161in" svg:width="2.2173in" svg:height="1.1398in" draw:z-index="0"><draw:image xlink:href="Pictures/100002010000066C0000034D1803BEAF95AD3E1E.png" xlink:type="simple" xlink:show="embed" xlink:actuate="onLoad" draw:mime-type="image/png"/></draw:frame><draw:frame draw:style-name="fr1" draw:name="Image3" text:anchor-type="char" svg:x="4.8945in" svg:y="0.1902in" svg:width="1.6409in" svg:height="1.089in" draw:z-index="1"><draw:image xlink:href="Pictures/10000201000004DA00000338C1848207E07909B4.png" xlink:type="simple" xlink:show="embed" xlink:actuate="onLoad" draw:mime-type="image/png"/></draw:frame></text:p>
      <text:p text:style-name="P1"><draw:frame draw:style-name="fr1" draw:name="Image2" text:anchor-type="char" svg:x="2.3508in" svg:y="0.0134in" svg:width="2.3661in" svg:height="1.0575in" draw:z-index="3"><draw:image xlink:href="Pictures/100002010000076C000003514B1A995AF9BDCF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git à partir de RubyMine</text:p>
      <text:p text:style-name="P1"><draw:frame draw:style-name="fr1" draw:name="Image4" text:anchor-type="char" svg:x="-0.0299in" svg:y="0.1709in" svg:width="1.9075in" svg:height="1.0035in" draw:z-index="2"><draw:image xlink:href="Pictures/100002010000075C000003DF2C3ED55CECDEDEFC.png" xlink:type="simple" xlink:show="embed" xlink:actuate="onLoad" draw:mime-type="image/png"/></draw:frame><draw:frame draw:style-name="fr1" draw:name="Image5" text:anchor-type="char" svg:x="1.9291in" svg:y="0.2016in" svg:width="2.061in" svg:height="0.9744in" draw:z-index="4"><draw:image xlink:href="Pictures/100002010000077D0000038AE14E6EB392EC5241.png" xlink:type="simple" xlink:show="embed" xlink:actuate="onLoad" draw:mime-type="image/png"/></draw:frame><draw:frame draw:style-name="fr1" draw:name="Image6" text:anchor-type="char" svg:x="4.4091in" svg:y="0.1484in" svg:width="2.0882in" svg:height="1.0189in" draw:z-index="5"><draw:image xlink:href="Pictures/10000201000006CE000003527734C4D4ECB23E70.png" xlink:type="simple" xlink:show="embed" xlink:actuate="onLoad" draw:mime-type="image/png"/></draw:frame><draw:frame draw:style-name="fr1" draw:name="Image7" text:anchor-type="char" svg:x="-0.0228in" svg:y="1.302in" svg:width="2.2898in" svg:height="2.4453in" draw:z-index="6"><draw:image xlink:href="Pictures/100002010000033900000371AA19192394301FE3.png" xlink:type="simple" xlink:show="embed" xlink:actuate="onLoad" draw:mime-type="image/png"/></draw:frame><draw:frame draw:style-name="fr1" draw:name="Image8" text:anchor-type="char" svg:x="-0.1181in" svg:y="3.8654in" svg:width="4.1429in" svg:height="1.1409in" draw:z-index="7"><draw:image xlink:href="Pictures/100002010000040B0000011D8D58D00A95067E8E.png" xlink:type="simple" xlink:show="embed" xlink:actuate="onLoad" draw:mime-type="image/png"/></draw:frame><draw:frame draw:style-name="fr1" draw:name="Image9" text:anchor-type="char" svg:x="2.5626in" svg:y="1.3654in" svg:width="3.6311in" svg:height="0.9772in" draw:z-index="8"><draw:image xlink:href="Pictures/1000020100000624000001A7860A7A320085E2A0.png" xlink:type="simple" xlink:show="embed" xlink:actuate="onLoad" draw:mime-type="image/png"/></draw:frame><draw:frame draw:style-name="fr1" draw:name="Image10" text:anchor-type="char" svg:x="2.5571in" svg:y="2.4555in" svg:width="3.7217in" svg:height="1.0728in" draw:z-index="9"><draw:image xlink:href="Pictures/100002010000069A000001E78E739A60EBF1DE95.png" xlink:type="simple" xlink:show="embed" xlink:actuate="onLoad" draw:mime-type="image/png"/></draw:frame><draw:frame draw:style-name="fr1" draw:name="Image11" text:anchor-type="char" svg:x="-0.1854in" svg:y="5.3681in" svg:width="3.2598in" svg:height="1.4744in" draw:z-index="10"><draw:image xlink:href="Pictures/10000201000007480000034B02AE4F1D69A1104E.png" xlink:type="simple" xlink:show="embed" xlink:actuate="onLoad" draw:mime-type="image/png"/></draw:frame><draw:frame draw:style-name="fr1" draw:name="Image12" text:anchor-type="char" svg:x="3.1854in" svg:y="5.2709in" svg:width="3.9563in" svg:height="1.4043in" draw:z-index="11"><draw:image xlink:href="Pictures/100002010000074C000002972A9182B4C0DAC02C.png" xlink:type="simple" xlink:show="embed" xlink:actuate="onLoad" draw:mime-type="image/png"/></draw:frame><draw:frame draw:style-name="fr1" draw:name="Image13" text:anchor-type="char" svg:x="-0.1335in" svg:y="6.9953in" svg:width="3.339in" svg:height="1.5945in" draw:z-index="12"><draw:image xlink:href="Pictures/100002010000077600000390993C49B38E0530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21:33.921538260</meta:creation-date>
    <dc:date>2024-05-17T14:33:31.642733345</dc:date>
    <meta:editing-duration>PT1M17S</meta:editing-duration>
    <meta:editing-cycles>1</meta:editing-cycles>
    <meta:document-statistic meta:table-count="0" meta:image-count="13" meta:object-count="0" meta:page-count="1" meta:paragraph-count="2" meta:word-count="11" meta:character-count="56" meta:non-whitespace-character-count="47"/>
    <meta:generator>LibreOffice/7.0.4.2$Linux_X86_64 LibreOffice_project/00$Build-2</meta:generator>
  </office:meta>
</office:document-meta>
</file>